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Local" svg:font-family="'Segoe UI Local', 'Segoe WP', 'Segoe UI Web', SkypeUISymbol, Tahoma, 'Helvetica Neue', Helvetica, 'Meiryo UI', Meiryo, 'Arial Unicode MS',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383cm"/>
    </style:style>
    <style:style style:name="Table5.B" style:family="table-column">
      <style:table-column-properties style:column-width="13.617cm"/>
    </style:style>
    <style:style style:name="Table5.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hadow="none"/>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2daec"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20%" fo:text-align="justify" style:justify-single-word="false" style:writing-mode="lr-tb"/>
    </style:style>
    <style:style style:name="P6"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7"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fo:font-weight="normal" style:font-size-asian="12pt" style:font-size-complex="12pt"/>
    </style:style>
    <style:style style:name="P8"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fo:font-weight="normal" officeooo:paragraph-rsid="001ea374"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1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1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1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1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P19" style:family="paragraph" style:parent-style-name="Table_20_Contents">
      <style:paragraph-properties fo:margin-top="0cm" fo:margin-bottom="0cm" loext:contextual-spacing="false" fo:line-height="120%" style:writing-mode="lr-tb"/>
    </style:style>
    <style:style style:name="P20"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21"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22"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3"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5"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26"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27"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28"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margin-top="0cm" fo:margin-bottom="0cm" loext:contextual-spacing="false" fo:line-height="120%" fo:text-align="justify" style:justify-single-word="false" style:writing-mode="lr-tb"/>
    </style:style>
    <style:style style:name="P35"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6" style:family="paragraph" style:parent-style-name="Table_20_Contents" style:list-style-name="L6">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7"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style:font-name="Bitstream Charter" fo:font-size="12p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officeooo:rsid="00328a6e" style:text-blinking="false" fo:background-color="transparent" loext:char-shading-value="0" style:font-size-asian="12pt" style:font-size-complex="12pt"/>
    </style:style>
    <style:style style:name="T3" style:family="text">
      <style:text-properties fo:font-variant="normal" fo:text-transform="none" fo:color="#0000ff" style:text-line-through-style="none" style:text-line-through-type="none" style:font-name="Bitstream Charter" fo:font-size="12pt" fo:letter-spacing="normal"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bold" officeooo:rsid="001ea374"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ea374"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Bitstream Charter" fo:font-size="12pt"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3" style:family="text">
      <style:text-properties fo:font-variant="normal" fo:text-transform="none" fo:color="#000000" style:text-line-through-style="none" style:text-line-through-type="none" style:font-name="Bitstream Charter"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Bitstream Charter" fo:font-size="12pt" fo:font-style="normal" style:text-underline-style="none" fo:font-weight="normal" officeooo:rsid="0030ddc1"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Bitstream Charter" fo:font-size="12pt" fo:font-style="normal" style:text-underline-style="none" fo:font-weight="normal" officeooo:rsid="00372264"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Bitstream Charter" fo:font-size="12pt" fo:letter-spacing="normal"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Segoe UI Local" fo:font-size="9.75pt" fo:letter-spacing="normal" fo:font-style="normal" style:text-underline-style="none" fo:font-weight="normal" style:text-blinking="false" fo:background-color="transparent" loext:char-shading-value="0" style:font-size-asian="12pt" style:font-size-complex="12pt"/>
    </style:style>
    <style:style style:name="T19" style:family="text">
      <style:text-properties officeooo:rsid="0021090f"/>
    </style:style>
    <style:style style:name="T20" style:family="text">
      <style:text-properties officeooo:rsid="00273693"/>
    </style:style>
    <style:style style:name="T21" style:family="text">
      <style:text-properties officeooo:rsid="0028d695"/>
    </style:style>
    <style:style style:name="T22" style:family="text">
      <style:text-properties officeooo:rsid="002a2ca3"/>
    </style:style>
    <style:style style:name="T23" style:family="text">
      <style:text-properties officeooo:rsid="0032dae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3">75 Isaac St Spring Hill, Brisbane, QLD 4000, Australia</text:p>
      <table:table table:name="Table1" table:style-name="Table1">
        <table:table-column table:style-name="Table1.A"/>
        <table:table-column table:style-name="Table1.B"/>
        <table:table-row>
          <table:table-cell table:style-name="Table1.A1" office:value-type="string">
            <text:p text:style-name="P9">Email:</text:p>
            <text:p text:style-name="P9">LinkedIn:</text:p>
            <text:p text:style-name="P13">Website:</text:p>
          </table:table-cell>
          <table:table-cell table:style-name="Table1.A1" office:value-type="string">
            <text:p text:style-name="P19"><text:a xlink:type="simple" xlink:href="mailto:alexsimpson@leet.cloud" text:style-name="Internet_20_link" text:visited-style-name="Visited_20_Internet_20_Link">alexsimpson@leet.cloud</text:a></text:p>
            <text:p text:style-name="P19"><text:a xlink:type="simple" xlink:href="https://www.linkedin.com/in/alexander-simpson-35716189/" text:style-name="Internet_20_link" text:visited-style-name="Visited_20_Internet_20_Link"><text:span text:style-name="T1">https://www.linkedin.com/in/alexander-simpson-35716189/</text:span></text:a><text:span text:style-name="T9"> </text:span></text:p>
            <text:p text:style-name="P20"><text:a xlink:type="simple" xlink:href="http://www.leet.cloud/" text:style-name="Internet_20_link" text:visited-style-name="Visited_20_Internet_20_Link">www.leet.cloud</text:a><text:span text:style-name="T9"> </text:span></text:p>
          </table:table-cell>
        </table:table-row>
      </table:table>
      <text:p text:style-name="P22">Professional Profile</text:p>
      <text:p text:style-name="P4">A highly motivated and skilled IT professional, with a Bachelors degree in Commerce and extensive experience in public cloud architecture, VMware Infrastructure and project management. A strong and enthusiastic leader, having coached sports teams as well as managing staff and IT projects. Highly organized and skilled at prioritizing tasks to ensure the maximum productivity possible. Analytical and a creative problem solver. Friendly and approachable, and always looking to improve skills, knowledge and experience. </text:p>
      <text:p text:style-name="P4"/>
      <text:p text:style-name="P4"><text:span text:style-name="T23">R</text:span>ecently achieved a VCP6-DCV (VMware Certified Professional - Data Center Virtualization), <text:span text:style-name="T20">the</text:span> AWS <text:span text:style-name="T20">Certified</text:span> Solutions Architect Associate <text:span text:style-name="T20">and the AWS Certified Developer Associate <text:s/>certifications. </text:span><text:s/>Currently seeking a challenging IT position that builds on existing skills and experience, while providing opportunities for personal and professional growth.</text:p>
      <text:p text:style-name="P23">Career Summary</text:p>
      <table:table table:name="Table6" table:style-name="Table6">
        <table:table-column table:style-name="Table6.A"/>
        <table:table-column table:style-name="Table6.B"/>
        <table:table-row>
          <table:table-cell table:style-name="Table6.A1" office:value-type="string">
            <text:p text:style-name="P17">201<text:span text:style-name="T22">7</text:span> – <text:span text:style-name="T22">Present</text:span></text:p>
          </table:table-cell>
          <table:table-cell table:style-name="Table6.A1" office:value-type="string">
            <text:p text:style-name="P17"><text:span text:style-name="T21">Cloud</text:span> Specialist, Cloud Services Team</text:p>
            <text:p text:style-name="P17">CITEC, Brisbane, Australia</text:p>
          </table:table-cell>
        </table:table-row>
      </table:table>
      <text:list xml:id="list330819698714908883" text:style-name="L1">
        <text:list-item>
          <text:p text:style-name="P25">AWS Workspaces POC team lead. </text:p>
        </text:list-item>
        <text:list-item>
          <text:p text:style-name="P25">Consulting with agencies on AWS deployments.</text:p>
        </text:list-item>
        <text:list-item>
          <text:p text:style-name="P26">Desinging and implementing VMware Containers and photon OS</text:p>
        </text:list-item>
        <text:list-item>
          <text:p text:style-name="P26">Documenting best practices and procedures.</text:p>
        </text:list-item>
        <text:list-item>
          <text:p text:style-name="P27">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16">2014 – <text:span text:style-name="T21">2017</text:span></text:p>
          </table:table-cell>
          <table:table-cell table:style-name="Table2.A1" office:value-type="string">
            <text:p text:style-name="P16">Virtuali<text:span text:style-name="T21">s</text:span>ation Specialist, <text:span text:style-name="T21">Virtualisation</text:span> Team</text:p>
            <text:p text:style-name="P16">CITEC, Brisbane, Australia</text:p>
          </table:table-cell>
        </table:table-row>
      </table:table>
      <text:list xml:id="list205339321127438" text:continue-numbering="true" text:style-name="L1">
        <text:list-item>
          <text:p text:style-name="P28">Designing, building and implementing highly available VMware and Cloud based environments according to client’s needs.</text:p>
        </text:list-item>
        <text:list-item>
          <text:p text:style-name="P28">Proposing IT solutions to meet client’s needs through consultation.</text:p>
        </text:list-item>
        <text:list-item>
          <text:p text:style-name="P28">Leading client and technical contact for multiple government agencies.</text:p>
        </text:list-item>
        <text:list-item>
          <text:p text:style-name="P28">Architecting upgrade paths for clients VMware and Trend Deep Security Micro environments. </text:p>
        </text:list-item>
        <text:list-item>
          <text:p text:style-name="P28">Training new team members and guiding colleagues towards solutions to technical problems.</text:p>
        </text:list-item>
        <text:list-item>
          <text:p text:style-name="P28">Documenting best practices and procedures.</text:p>
        </text:list-item>
        <text:list-item>
          <text:p text:style-name="P28"><text:soft-page-break/>Management of maintenance of blades, enclosures and racks (physical infrastructure).</text:p>
        </text:list-item>
        <text:list-item>
          <text:p text:style-name="P28">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16">2013 – 2014</text:p>
          </table:table-cell>
          <table:table-cell table:style-name="Table3.A1" office:value-type="string">
            <text:p text:style-name="P16">Senior IT Systems Administrator, Microsoft Server Team, Tier 2</text:p>
            <text:p text:style-name="P16">CITEC, Brisbane, Australia</text:p>
          </table:table-cell>
        </table:table-row>
      </table:table>
      <text:list xml:id="list9086679210054326456" text:style-name="L2">
        <text:list-item>
          <text:p text:style-name="P29">Managing colleagues ITIL processes and procedures to ensure company standards are met.</text:p>
        </text:list-item>
        <text:list-item>
          <text:p text:style-name="P29">Providing 3rd level support for Microsoft server systems for a range of government clients.</text:p>
        </text:list-item>
        <text:list-item>
          <text:p text:style-name="P29">Advanced knowledge in PowerShell scripting for administrator and monitoring of servers.</text:p>
        </text:list-item>
        <text:list-item>
          <text:p text:style-name="P32">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16">2012 – 2013</text:p>
          </table:table-cell>
          <table:table-cell table:style-name="Table4.A1" office:value-type="string">
            <text:p text:style-name="P16">IT Systems Administrator, Microsoft Server Team, Tier 2</text:p>
            <text:p text:style-name="P16">CITEC, Brisbane, Australia</text:p>
          </table:table-cell>
        </table:table-row>
      </table:table>
      <text:list xml:id="list7425255454457174232" text:style-name="L3">
        <text:list-item>
          <text:p text:style-name="P30">Managing ITIL processes and procedures, ensuring they're implemented across the board</text:p>
        </text:list-item>
        <text:list-item>
          <text:p text:style-name="P30">Providing 2nd level support for Microsoft server systems for a range of government clients.</text:p>
        </text:list-item>
        <text:list-item>
          <text:p text:style-name="P30">PowerShell scripting for automation, administration and monitoring of servers.</text:p>
        </text:list-item>
        <text:list-item>
          <text:p text:style-name="P33">Managing Active Directory administration and running, troubleshooting and fixing backup failures</text:p>
        </text:list-item>
      </text:list>
      <table:table table:name="Table5" table:style-name="Table5">
        <table:table-column table:style-name="Table5.A"/>
        <table:table-column table:style-name="Table5.B"/>
        <table:table-row>
          <table:table-cell table:style-name="Table5.A1" office:value-type="string">
            <text:p text:style-name="P16">2011 – 2012</text:p>
          </table:table-cell>
          <table:table-cell table:style-name="Table5.A1" office:value-type="string">
            <text:p text:style-name="P16">IT Call Center Officer, Service Center</text:p>
            <text:p text:style-name="P16">CITEC, Brisbane, Australia</text:p>
          </table:table-cell>
        </table:table-row>
      </table:table>
      <text:list xml:id="list4686244683098411736" text:style-name="L4">
        <text:list-item>
          <text:p text:style-name="P31">Implementing ITIL processes and procedures to ensure job are logged correctly.</text:p>
        </text:list-item>
        <text:list-item>
          <text:p text:style-name="P31">Providing 1st level support for a range of products and clients across the QLD government.</text:p>
        </text:list-item>
      </text:list>
      <text:p text:style-name="P24">Education and Qualifications</text:p>
      <table:table table:name="Table7" table:style-name="Table7">
        <table:table-column table:style-name="Table7.A"/>
        <table:table-column table:style-name="Table7.B"/>
        <table:table-row>
          <table:table-cell table:style-name="Table7.A1" office:value-type="string">
            <text:p text:style-name="P16">[TBC]:</text:p>
          </table:table-cell>
          <table:table-cell table:style-name="Table7.A1" office:value-type="string">
            <text:p text:style-name="P15">AWS-SO-A (AWS Sys Ops Administrator)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18">Bachelor of Commerce:</text:p>
          </table:table-cell>
          <table:table-cell table:style-name="Table8.A1" office:value-type="string">
            <text:p text:style-name="P12">Majors in Management and Management Science</text:p>
            <text:p text:style-name="P12">Canterbury University, Christchurch, 2010</text:p>
          </table:table-cell>
        </table:table-row>
        <table:table-row>
          <table:table-cell table:style-name="Table8.A1" office:value-type="string">
            <text:p text:style-name="P16">Certificates:</text:p>
          </table:table-cell>
          <table:table-cell table:style-name="Table8.A1" office:value-type="string">
            <text:p text:style-name="P9">VCP6-DCV – 2017 (VMware Certified Professional, Data  Center Virtualization)</text:p>
            <text:p text:style-name="P11"><text:span text:style-name="T19">AWS-SA-A – 2017 (</text:span>AWS Solutions Architect Associate<text:span text:style-name="T19">)</text:span></text:p>
            <text:p text:style-name="P14">AWS-DV-A – <text:span text:style-name="T23">2017 </text:span>(AWS Certified Developer Associate)</text:p>
            <text:p text:style-name="P11">Microsoft Advanced PowerShell – 2015</text:p>
          </table:table-cell>
        </table:table-row>
      </table:table>
      <text:p text:style-name="P23"/>
      <text:p text:style-name="P23"/>
      <text:p text:style-name="P23"><text:soft-page-break/>Key IT Skills</text:p>
      <table:table table:name="Table13" table:style-name="Table13">
        <table:table-column table:style-name="Table13.A"/>
        <table:table-column table:style-name="Table13.B"/>
        <table:table-row>
          <table:table-cell table:style-name="Table13.A1" office:value-type="string">
            <text:list xml:id="list1588822083884851507" text:style-name="L5">
              <text:list-item>
                <text:p text:style-name="P35">VMware Data Center Virtualization </text:p>
              </text:list-item>
              <text:list-item>
                <text:p text:style-name="P35">PowerShell, Windows Server 2008, 2012 &amp; 2016</text:p>
              </text:list-item>
              <text:list-item>
                <text:p text:style-name="P35">Desktop level support for Windows 10 + 7</text:p>
              </text:list-item>
              <text:list-item>
                <text:p text:style-name="P35">1st, 2nd and 3rd level help desk support</text:p>
              </text:list-item>
              <text:list-item>
                <text:p text:style-name="P35">Basic datacenter maintenance</text:p>
              </text:list-item>
              <text:list-item>
                <text:p text:style-name="P37"><text:span text:style-name="T8">Trend Deep Security Micro</text:span></text:p>
              </text:list-item>
            </text:list>
          </table:table-cell>
          <table:table-cell table:style-name="Table13.B1" office:value-type="string">
            <text:list xml:id="list6457019885692351066" text:style-name="L6">
              <text:list-item>
                <text:p text:style-name="P36">CentOS/Redhat/Ubuntu OS's</text:p>
              </text:list-item>
              <text:list-item>
                <text:p text:style-name="P36">Troubleshooting backups and monitoring software</text:p>
              </text:list-item>
              <text:list-item>
                <text:p text:style-name="P36">Microsoft Office packages</text:p>
              </text:list-item>
              <text:list-item>
                <text:p text:style-name="P36">HP systems insight manager</text:p>
              </text:list-item>
              <text:list-item>
                <text:p text:style-name="P36">JavaScript</text:p>
              </text:list-item>
              <text:list-item>
                <text:p text:style-name="P36">C#</text:p>
              </text:list-item>
            </text:list>
          </table:table-cell>
        </table:table-row>
      </table:table>
      <text:p text:style-name="P1"/>
      <text:p text:style-name="P23">Interests and Activities</text:p>
      <table:table table:name="Table14" table:style-name="Table14">
        <table:table-column table:style-name="Table14.A"/>
        <table:table-column table:style-name="Table14.B"/>
        <table:table-row>
          <table:table-cell table:style-name="Table14.A1" office:value-type="string">
            <text:p text:style-name="P16">Currently include:</text:p>
          </table:table-cell>
          <table:table-cell table:style-name="Table14.A1" office:value-type="string">
            <text:p text:style-name="P10">Rugby, Coaching, Sport, Classic Cars, Science, Astronomy, Philosophy, Public Cloud Architecture, C# game development (Unity)</text:p>
          </table:table-cell>
        </table:table-row>
      </table:table>
      <text:p text:style-name="P6"/>
      <text:p text:style-name="P21"/>
      <text:p text:style-name="P5"><text:span text:style-name="T11">Referee</text:span><text:span text:style-name="T12">s </text:span><text:span text:style-name="T13">available on reques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Local" svg:font-family="'Segoe UI Local', 'Segoe WP', 'Segoe UI Web', SkypeUISymbol, Tahoma, 'Helvetica Neue', Helvetica, 'Meiryo UI', Meiryo, 'Arial Unicode MS', sans-serif"/>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7-05T20:53:25.926059955</dc:date>
    <meta:editing-duration>PT36M43S</meta:editing-duration>
    <meta:editing-cycles>24</meta:editing-cycles>
    <meta:generator>LibreOffice/5.1.6.2$Linux_X86_64 LibreOffice_project/10m0$Build-2</meta:generator>
    <meta:document-statistic meta:table-count="10" meta:image-count="0" meta:object-count="0" meta:page-count="3" meta:paragraph-count="78" meta:word-count="600" meta:character-count="4348" meta:non-whitespace-character-count="3843"/>
  </office:meta>
</office:document-meta>
</file>